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0d2314" officeooo:paragraph-rsid="000d2314"/>
    </style:style>
    <style:style style:name="P2" style:family="paragraph" style:parent-style-name="Standard">
      <style:text-properties style:font-name="Arial" officeooo:rsid="000dd7de" officeooo:paragraph-rsid="000dd7de"/>
    </style:style>
    <style:style style:name="P3" style:family="paragraph" style:parent-style-name="Standard">
      <style:paragraph-properties fo:text-align="center" style:justify-single-word="false"/>
      <style:text-properties style:font-name="Arial" fo:font-weight="bold" officeooo:rsid="000d2314" officeooo:paragraph-rsid="000d2314" style:font-weight-asian="bold" style:font-weight-complex="bold"/>
    </style:style>
    <style:style style:name="P4" style:family="paragraph" style:parent-style-name="Standard">
      <style:text-properties style:font-name="Arial" fo:font-weight="bold" officeooo:rsid="000dd7de" officeooo:paragraph-rsid="000dd7de" style:font-weight-asian="bold" style:font-weight-complex="bold"/>
    </style:style>
    <style:style style:name="P5" style:family="paragraph" style:parent-style-name="Standard">
      <style:text-properties style:font-name="Arial" fo:font-weight="bold" officeooo:rsid="0012f9d6" officeooo:paragraph-rsid="0012f9d6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style:font-name="Arial" fo:font-size="22pt" fo:font-weight="bold" officeooo:rsid="000d2314" officeooo:paragraph-rsid="000d2314" style:font-size-asian="22pt" style:font-weight-asian="bold" style:font-size-complex="22pt" style:font-weight-complex="bold"/>
    </style:style>
    <style:style style:name="P7" style:family="paragraph" style:parent-style-name="Standard">
      <style:text-properties style:font-name="Arial" officeooo:rsid="000fc7bb" officeooo:paragraph-rsid="000fc7bb"/>
    </style:style>
    <style:style style:name="P8" style:family="paragraph" style:parent-style-name="Standard">
      <style:text-properties style:font-name="Arial" officeooo:rsid="000fc7bb" officeooo:paragraph-rsid="000fc7bb" fo:background-color="#ffff00"/>
    </style:style>
    <style:style style:name="P9" style:family="paragraph" style:parent-style-name="Standard">
      <style:text-properties style:font-name="Arial" officeooo:rsid="0012f9d6" officeooo:paragraph-rsid="0012f9d6" fo:background-color="#ffff00"/>
    </style:style>
    <style:style style:name="P10" style:family="paragraph" style:parent-style-name="Standard">
      <style:text-properties style:font-name="Arial" officeooo:rsid="00117890" officeooo:paragraph-rsid="00117890"/>
    </style:style>
    <style:style style:name="P11" style:family="paragraph" style:parent-style-name="Standard">
      <style:text-properties style:font-name="Arial" officeooo:rsid="00117890" officeooo:paragraph-rsid="00117890" fo:background-color="#b4c7dc"/>
    </style:style>
    <style:style style:name="P12" style:family="paragraph" style:parent-style-name="Standard">
      <style:text-properties style:font-name="Arial" officeooo:rsid="000fc7bb" officeooo:paragraph-rsid="000fc7bb" fo:background-color="#b4c7dc"/>
    </style:style>
    <style:style style:name="P13" style:family="paragraph" style:parent-style-name="Standard">
      <style:text-properties style:font-name="Arial" officeooo:rsid="000fc7bb" officeooo:paragraph-rsid="00117890" fo:background-color="#afd095"/>
    </style:style>
    <style:style style:name="P14" style:family="paragraph" style:parent-style-name="Standard">
      <style:text-properties style:font-name="Arial" officeooo:rsid="000fc7bb" officeooo:paragraph-rsid="000fc7bb" fo:background-color="#afd095"/>
    </style:style>
    <style:style style:name="P15" style:family="paragraph" style:parent-style-name="Standard">
      <style:text-properties style:font-name="Arial" officeooo:rsid="00127787" officeooo:paragraph-rsid="00127787"/>
    </style:style>
    <style:style style:name="P16" style:family="paragraph" style:parent-style-name="Standard">
      <style:text-properties style:font-name="Arial" officeooo:rsid="000fc7bb" officeooo:paragraph-rsid="000fc7bb" fo:background-color="#ffa6a6"/>
    </style:style>
    <style:style style:name="P17" style:family="paragraph" style:parent-style-name="Standard">
      <style:text-properties style:font-name="Arial" officeooo:rsid="0012f9d6" officeooo:paragraph-rsid="0012f9d6"/>
    </style:style>
    <style:style style:name="P18" style:family="paragraph" style:parent-style-name="Standard">
      <style:text-properties style:font-name="Arial" officeooo:rsid="0014231b" officeooo:paragraph-rsid="0014231b"/>
    </style:style>
    <style:style style:name="P19" style:family="paragraph" style:parent-style-name="Standard">
      <style:text-properties style:font-name="Arial" officeooo:rsid="0015c6da" officeooo:paragraph-rsid="0015c6da"/>
    </style:style>
    <style:style style:name="P20" style:family="paragraph" style:parent-style-name="Standard">
      <style:text-properties style:font-name="Arial" officeooo:rsid="001708a4" officeooo:paragraph-rsid="001abd88"/>
    </style:style>
    <style:style style:name="P21" style:family="paragraph" style:parent-style-name="Standard">
      <style:text-properties style:font-name="Arial" officeooo:rsid="001708a4" officeooo:paragraph-rsid="001708a4"/>
    </style:style>
    <style:style style:name="P22" style:family="paragraph" style:parent-style-name="Standard">
      <style:text-properties style:font-name="Arial" officeooo:rsid="001c6159" officeooo:paragraph-rsid="001c6159"/>
    </style:style>
    <style:style style:name="P23" style:family="paragraph" style:parent-style-name="Standard">
      <style:text-properties style:font-name="Arial" officeooo:rsid="001db318" officeooo:paragraph-rsid="001db318"/>
    </style:style>
    <style:style style:name="P24" style:family="paragraph" style:parent-style-name="Standard">
      <style:text-properties officeooo:paragraph-rsid="0015c6da"/>
    </style:style>
    <style:style style:name="P25" style:family="paragraph" style:parent-style-name="Standard">
      <style:paragraph-properties fo:break-before="page"/>
      <style:text-properties style:font-name="Arial" fo:font-weight="bold" officeooo:rsid="000fc7bb" officeooo:paragraph-rsid="000fc7bb" style:font-weight-asian="bold" style:font-weight-complex="bold"/>
    </style:style>
    <style:style style:name="P26" style:family="paragraph" style:parent-style-name="Standard">
      <style:paragraph-properties fo:break-before="page"/>
      <style:text-properties style:font-name="Arial" fo:font-weight="bold" officeooo:rsid="0012f9d6" officeooo:paragraph-rsid="0012f9d6" style:font-weight-asian="bold" style:font-weight-complex="bold"/>
    </style:style>
    <style:style style:name="P27" style:family="paragraph" style:parent-style-name="Standard">
      <style:text-properties style:font-name="Arial" officeooo:rsid="001db318" officeooo:paragraph-rsid="001db318"/>
    </style:style>
    <style:style style:name="P28" style:family="paragraph" style:parent-style-name="Standard">
      <style:text-properties style:font-name="Arial" officeooo:rsid="001f6f4a" officeooo:paragraph-rsid="001f6f4a"/>
    </style:style>
    <style:style style:name="P29" style:family="paragraph" style:parent-style-name="Standard">
      <style:text-properties officeooo:paragraph-rsid="0015c6da"/>
    </style:style>
    <style:style style:name="P30" style:family="paragraph" style:parent-style-name="Standard">
      <style:paragraph-properties fo:break-before="page"/>
      <style:text-properties style:font-name="Arial" officeooo:rsid="001db318" officeooo:paragraph-rsid="001db318"/>
    </style:style>
    <style:style style:name="P31" style:family="paragraph">
      <style:paragraph-properties fo:text-align="center" style:writing-mode="lr-tb"/>
    </style:style>
    <style:style style:name="P32" style:family="paragraph">
      <style:paragraph-properties fo:text-align="center" style:writing-mode="lr-tb">
        <style:tab-stops>
          <style:tab-stop style:position="0.17cm" style:type="right"/>
        </style:tab-stops>
      </style:paragraph-properties>
    </style:style>
    <style:style style:name="P33" style:family="paragraph">
      <loext:graphic-properties draw:fill="solid" draw:fill-color="#ffffff"/>
      <style:paragraph-properties fo:text-align="center" style:writing-mode="lr-tb"/>
    </style:style>
    <style:style style:name="P34" style:family="paragraph">
      <style:paragraph-properties fo:text-align="center"/>
    </style:style>
    <style:style style:name="T1" style:family="text">
      <style:text-properties officeooo:rsid="00117890"/>
    </style:style>
    <style:style style:name="T2" style:family="text">
      <style:text-properties officeooo:rsid="0014231b"/>
    </style:style>
    <style:style style:name="T3" style:family="text">
      <style:text-properties officeooo:rsid="00158ca4"/>
    </style:style>
    <style:style style:name="T4" style:family="text">
      <style:text-properties officeooo:rsid="001ac93e"/>
    </style:style>
    <style:style style:name="T5" style:family="text">
      <style:text-properties officeooo:rsid="001bc43a"/>
    </style:style>
    <style:style style:name="T6" style:family="text">
      <style:text-properties officeooo:rsid="001c6159"/>
    </style:style>
    <style:style style:name="T7" style:family="text">
      <style:text-properties style:font-name="Arial" officeooo:rsid="001c6159"/>
    </style:style>
    <style:style style:name="T8" style:family="text">
      <style:text-properties style:font-name="Arial" officeooo:rsid="0015c6da"/>
    </style:style>
    <style:style style:name="T9" style:family="text">
      <style:text-properties style:font-name="Arial" officeooo:rsid="001ac93e"/>
    </style:style>
    <style:style style:name="T10" style:family="text">
      <style:text-properties style:font-name="Arial" fo:font-weight="bold" officeooo:rsid="0015c6da" style:font-weight-asian="bold" style:font-weight-complex="bold"/>
    </style:style>
    <style:style style:name="T11" style:family="text">
      <style:text-properties style:font-name="Arial" fo:font-weight="bold" officeooo:rsid="001f6f4a" style:font-weight-asian="bold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1f6f4a"/>
    </style:style>
    <style:style style:name="T14" style:family="text">
      <style:text-properties fo:font-size="9pt" style:font-size-asian="9pt" style:font-size-complex="9pt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size="8pt" fo:font-weight="bold" style:font-size-asian="8pt" style:font-weight-asian="bold" style:font-size-complex="8pt" style:font-weight-complex="bold"/>
    </style: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="solid" draw:fill-color="#ffffff" draw:textarea-horizontal-align="justify" draw:textarea-vertical-align="middle" draw:auto-grow-height="false" fo:min-height="2.108cm" fo:min-width="4.882cm" style:run-through="foreground"/>
      <style:paragraph-properties style:writing-mode="lr-tb"/>
    </style:style>
    <style:style style:name="gr3" style:family="graphic">
      <style:graphic-properties svg:stroke-color="#000000" draw:marker-end="Arrow" draw:marker-end-width="0.176cm" draw:textarea-horizontal-align="center" draw:textarea-vertical-align="middle" style:run-through="foreground"/>
    </style:style>
    <style:style style:name="gr4" style:family="graphic">
      <style:graphic-properties svg:stroke-color="#000000" draw:textarea-horizontal-align="center" draw:textarea-vertical-align="middle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2021 Spring <text:s text:c="2"/>CPSC 240</text:p>
      <text:p text:style-name="P3">Assignment <text:span text:style-name="T4">3</text:span> <text:s/>Sum of an Array</text:p>
      <text:p text:style-name="P1"/>
      <text:p text:style-name="P1"/>
      <text:p text:style-name="P4">Preface</text:p>
      <text:p text:style-name="P2"/>
      <text:p text:style-name="P2">Create a program in mixed languages (C, C++, and of course x86) that will compute the sum of the float numbers in an array.</text:p>
      <text:p text:style-name="P2"/>
      <text:p text:style-name="P2"/>
      <text:p text:style-name="P4">Requirements</text:p>
      <text:p text:style-name="P2"/>
      <text:p text:style-name="P2">The following is the calling diagram of the required program.</text:p>
      <text:p text:style-name="P2"/>
      <text:p text:style-name="P2"><draw:g text:anchor-type="paragraph" draw:z-index="0" draw:style-name="gr1"><draw:custom-shape draw:name="Forma1" draw:style-name="gr2" draw:text-style-name="P33" svg:width="4.883cm" svg:height="2.109cm" svg:x="5.581cm" svg:y="0.418cm"><text:p text:style-name="P31"><text:span text:style-name="T14"/></text:p><text:p text:style-name="P31"><text:span text:style-name="T14"/></text:p><text:p text:style-name="P31">Main</text:p><text:p text:style-name="P31"><text:span text:style-name="T15"/></text:p><text:p text:style-name="P32"><text:span text:style-name="T15"><text:tab/></text:span><text:span text:style-name="T15"><text:tab/></text:span><text:span text:style-name="T15"><text:tab/></text:span><text:span text:style-name="T15"><text:tab/></text:span><text:span text:style-name="T15">C</text:span></text:p><draw:enhanced-geometry svg:viewBox="0 0 21600 21600" draw:type="rectangle" draw:enhanced-path="M 0 0 L 21600 0 21600 21600 0 21600 0 0 Z N"/></draw:custom-shape><draw:custom-shape draw:name="Forma1" draw:style-name="gr2" draw:text-style-name="P33" svg:width="4.883cm" svg:height="2.109cm" svg:x="5.645cm" svg:y="3.958cm"><text:p text:style-name="P31"><text:span text:style-name="T14"/></text:p><text:p text:style-name="P31"><text:span text:style-name="T14"/></text:p><text:p text:style-name="P31">Control</text:p><text:p text:style-name="P31"><text:span text:style-name="T15"/></text:p><text:p text:style-name="P32"><text:span text:style-name="T15"><text:tab/></text:span><text:span text:style-name="T15"><text:tab/></text:span><text:span text:style-name="T15"><text:tab/></text:span><text:span text:style-name="T15"><text:tab/></text:span><text:span text:style-name="T15">X86</text:span></text:p><draw:enhanced-geometry svg:viewBox="0 0 21600 21600" draw:type="rectangle" draw:enhanced-path="M 0 0 L 21600 0 21600 21600 0 21600 0 0 Z N"/></draw:custom-shape><draw:custom-shape draw:name="Forma1" draw:style-name="gr2" draw:text-style-name="P33" svg:width="4.883cm" svg:height="2.109cm" svg:x="0.369cm" svg:y="8.295cm"><text:p text:style-name="P31"><text:span text:style-name="T14"/></text:p><text:p text:style-name="P31"><text:span text:style-name="T14"/></text:p><text:p text:style-name="P31">Fill</text:p><text:p text:style-name="P31"><text:span text:style-name="T15"/></text:p><text:p text:style-name="P32"><text:span text:style-name="T15"><text:tab/></text:span><text:span text:style-name="T15"><text:tab/></text:span><text:span text:style-name="T15"><text:tab/></text:span><text:span text:style-name="T15"><text:tab/></text:span><text:span text:style-name="T16">X86</text:span></text:p><draw:enhanced-geometry svg:viewBox="0 0 21600 21600" draw:type="rectangle" draw:enhanced-path="M 0 0 L 21600 0 21600 21600 0 21600 0 0 Z N"/></draw:custom-shape><draw:custom-shape draw:name="Forma1" draw:style-name="gr2" draw:text-style-name="P33" svg:width="4.883cm" svg:height="2.109cm" svg:x="11.033cm" svg:y="8.257cm"><text:p text:style-name="P31"><text:span text:style-name="T14"/></text:p><text:p text:style-name="P31"><text:span text:style-name="T14"/></text:p><text:p text:style-name="P31">Sum</text:p><text:p text:style-name="P31"><text:span text:style-name="T15"/></text:p><text:p text:style-name="P32"><text:span text:style-name="T15"><text:tab/></text:span><text:span text:style-name="T15"><text:tab/></text:span><text:span text:style-name="T15"><text:tab/></text:span><text:span text:style-name="T15"><text:tab/></text:span><text:span text:style-name="T15">X</text:span><text:span text:style-name="T15">8</text:span><text:span text:style-name="T15">6</text:span></text:p><draw:enhanced-geometry svg:viewBox="0 0 21600 21600" draw:type="rectangle" draw:enhanced-path="M 0 0 L 21600 0 21600 21600 0 21600 0 0 Z N"/></draw:custom-shape><draw:custom-shape draw:name="Forma1" draw:style-name="gr2" draw:text-style-name="P33" svg:width="4.883cm" svg:height="2.109cm" svg:x="5.678cm" svg:y="8.317cm"><text:p text:style-name="P31"><text:span text:style-name="T14"/></text:p><text:p text:style-name="P31"><text:span text:style-name="T14"/></text:p><text:p text:style-name="P31">Display</text:p><text:p text:style-name="P31"><text:span text:style-name="T15"/></text:p><text:p text:style-name="P32"><text:span text:style-name="T15"><text:tab/></text:span><text:span text:style-name="T15"><text:tab/></text:span><text:span text:style-name="T15"><text:tab/></text:span><text:span text:style-name="T15"><text:tab/></text:span><text:span text:style-name="T15">C</text:span><text:span text:style-name="T15">+</text:span><text:span text:style-name="T15">+</text:span></text:p><draw:enhanced-geometry svg:viewBox="0 0 21600 21600" draw:type="rectangle" draw:enhanced-path="M 0 0 L 21600 0 21600 21600 0 21600 0 0 Z N"/></draw:custom-shape><draw:line draw:name="Forma2" draw:style-name="gr3" draw:text-style-name="P34" svg:x1="8.045cm" svg:y1="2.526cm" svg:x2="8.061cm" svg:y2="4.061cm"><text:p/></draw:line><draw:line draw:name="Forma3" draw:style-name="gr3" draw:text-style-name="P34" svg:x1="8.093cm" svg:y1="6.066cm" svg:x2="8.093cm" svg:y2="8.389cm"><text:p/></draw:line><draw:line draw:name="Forma4" draw:style-name="gr4" draw:text-style-name="P34" svg:x1="2.736cm" svg:y1="7.245cm" svg:x2="13.222cm" svg:y2="7.227cm"><text:p/></draw:line><draw:line draw:name="Forma5" draw:style-name="gr3" draw:text-style-name="P34" svg:x1="2.736cm" svg:y1="7.227cm" svg:x2="2.736cm" svg:y2="8.294cm"><text:p/></draw:line><draw:line draw:name="Forma6" draw:style-name="gr3" draw:text-style-name="P34" svg:x1="13.222cm" svg:y1="7.227cm" svg:x2="13.238cm" svg:y2="8.255cm"><text:p/></draw:line><draw:custom-shape draw:name="Forma1_0" draw:style-name="gr2" draw:text-style-name="P33" svg:width="4.883cm" svg:height="2.109cm" svg:x="12.002cm" svg:y="0.395cm"><text:p text:style-name="P31"><text:span text:style-name="T14"/></text:p><text:p text:style-name="P31"><text:span text:style-name="T14"/></text:p><text:p text:style-name="P31">Script</text:p><text:p text:style-name="P31"><text:span text:style-name="T15"/></text:p><text:p text:style-name="P32"><text:span text:style-name="T15"><text:tab/></text:span><text:span text:style-name="T15"><text:tab/></text:span><text:span text:style-name="T15"><text:tab/></text:span><text:span text:style-name="T15"><text:tab/></text:span><text:span text:style-name="T15">B</text:span><text:span text:style-name="T15">a</text:span><text:span text:style-name="T15">s</text:span><text:span text:style-name="T15">h</text:span></text:p><draw:enhanced-geometry svg:viewBox="0 0 21600 21600" draw:type="rectangle" draw:enhanced-path="M 0 0 L 21600 0 21600 21600 0 21600 0 0 Z N"/></draw:custom-shape></draw:g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There are three assembly files, one C++ file, one C file, and one Bash file.</text:p>
      <text:p text:style-name="P25">Dialog <text:span text:style-name="T1">between Us</text:span>er and <text:span text:style-name="T1">Program</text:span></text:p>
      <text:p text:style-name="P7"/>
      <text:p text:style-name="P7"/>
      <text:p text:style-name="P8">Welcome to High Speed Array Summation by Jose Miracat.</text:p>
      <text:p text:style-name="P8">Software Licensed by GNU GPL 3.0</text:p>
      <text:p text:style-name="P8">Version 1.0 released on January 28, 2021.</text:p>
      <text:p text:style-name="P11">Welcome to HSAS. <text:s/>The accuracy and reliability of this program is guaranteed by Jose M.</text:p>
      <text:p text:style-name="P13">Please enter floating point numbers separated by ws.</text:p>
      <text:p text:style-name="P13">When finished press enter <text:span text:style-name="T1">followed by</text:span> cntl+D.</text:p>
      <text:p text:style-name="P14">6.5</text:p>
      <text:p text:style-name="P14">3.2</text:p>
      <text:p text:style-name="P14">-7.4 <text:s text:c="6"/>5.1 <text:s text:c="3"/>2.9</text:p>
      <text:p text:style-name="P14">1.0</text:p>
      <text:p text:style-name="P14">&lt;cntl+D&gt;</text:p>
      <text:p text:style-name="P12">The numbers you entered are these:</text:p>
      <text:p text:style-name="P16">6.50000<text:span text:style-name="T2">000</text:span></text:p>
      <text:p text:style-name="P16">3.20000<text:span text:style-name="T2">000</text:span></text:p>
      <text:p text:style-name="P16">-7.40000<text:span text:style-name="T2">000</text:span></text:p>
      <text:p text:style-name="P16">5.10000<text:span text:style-name="T2">000</text:span></text:p>
      <text:p text:style-name="P16">2.90000<text:span text:style-name="T2">000</text:span></text:p>
      <text:p text:style-name="P16">1.00000<text:span text:style-name="T2">000</text:span></text:p>
      <text:p text:style-name="P12">The sum of these values is 11.30000<text:span text:style-name="T2">000</text:span>.</text:p>
      <text:p text:style-name="P12">The control module will now return the sum to the caller module.</text:p>
      <text:p text:style-name="P8">The main has received this number 11.3000000000 and will keep it.</text:p>
      <text:p text:style-name="P8">Thank you for using High Speed Array Software.</text:p>
      <text:p text:style-name="P9">For system support contact Jose Miracat at jose@hsas.net</text:p>
      <text:p text:style-name="P8">A zero will be returned to the operating system.</text:p>
      <text:p text:style-name="P7"/>
      <text:p text:style-name="P7"/>
      <text:p text:style-name="P7"/>
      <text:p text:style-name="P7"/>
      <text:p text:style-name="P7">Color codes</text:p>
      <text:p text:style-name="P7">Yellow: Output from <text:span text:style-name="T1">driver</text:span></text:p>
      <text:p text:style-name="P10">Blue: Output from the Control module</text:p>
      <text:p text:style-name="P15">Green: <text:s/>Output from the Fill module</text:p>
      <text:p text:style-name="P15">Pink: <text:s/>Output from the Display module</text:p>
      <text:p text:style-name="P15">The Sum module does not output to standard out device.</text:p>
      <text:p text:style-name="P15"/>
      <text:p text:style-name="P15"/>
      <text:p text:style-name="P15"/>
      <text:p text:style-name="P5"/>
      <text:p text:style-name="P26">Additional requirements</text:p>
      <text:p text:style-name="P17"/>
      <text:p text:style-name="P22">Make the source files meet the standard we refer to as the professional level<text:tab/></text:p>
      <text:p text:style-name="P17"/>
      <text:p text:style-name="P17">There must be six files in the languages indicated<text:span text:style-name="T2"> in the calling diagram. <text:s/>The script file must execute the entire program correctly out of the box. <text:s/>It will be tested in a Bash system.</text:span></text:p>
      <text:p text:style-name="P17"/>
      <text:p text:style-name="P18">In the dialog replace the fake name Jose with your own real name. <text:s/>Replace Jose’s fake email address with your real one.</text:p>
      <text:p text:style-name="P18"/>
      <text:p text:style-name="P18">All the float numbers in this assignment are 64-bit float numbers. <text:s/><text:span text:style-name="T6">There is no input validation requirement for this assignment as there was in the previous assignment. <text:s/>[Don’t discard your technique of validating inputs. <text:s/>We may need it in the future.]</text:span></text:p>
      <text:p text:style-name="P18"/>
      <text:p text:style-name="P18">When outputting a float number always show at least 8 decimal digits on the right side of the decimal point. <text:s text:c="2"/>You decide how many digits to display on the left side of the point. <text:s text:c="2"/>Always show the point. <text:s text:c="2"/>If the float number is 25.000 then do not output it as 25. <text:s/><text:span text:style-name="T3">You may show more than 8 decimal places on the right of the point if desired.</text:span></text:p>
      <text:p text:style-name="P18"/>
      <text:p text:style-name="P18"/>
      <text:p text:style-name="P18"/>
      <text:p text:style-name="P24"><text:span text:style-name="T10">When your program </text:span><text:span text:style-name="T11">is finished</text:span></text:p>
      <text:p text:style-name="P19"/>
      <text:p text:style-name="P19">Check your program one last time for professionalism. <text:s text:c="2"/><text:span text:style-name="T6">It is easy to miss things like statement of purpose or name of program or correct platform.</text:span></text:p>
      <text:p text:style-name="P19"/>
      <text:p text:style-name="P24"><text:span text:style-name="T7">Next </text:span><text:span text:style-name="T8">send all six file (not zipped) to holliday@fullerton.edu. <text:s text:c="3"/>With subject line “240-x assignment </text:span><text:span text:style-name="T9">3</text:span><text:span text:style-name="T8"> for credit”. <text:s text:c="2"/>Replace the ‘x’ with your section number 1, 5, or 7.</text:span></text:p>
      <text:p text:style-name="P19"/>
      <text:p text:style-name="P20">Dates: <text:s/><text:span text:style-name="T5">March 21 at 2:00am to March 22 at 2:00am <text:s/></text:span><text:span text:style-name="T6">That is like an appointment to get a covid vaccination. <text:s/>You have to keep your appointment.</text:span></text:p>
      <text:p text:style-name="P20"/>
      <text:p text:style-name="P21">Be sure you submit all six files at the same time.</text:p>
      <text:p text:style-name="P21"/>
      <text:p text:style-name="P21"/>
      <text:p text:style-name="P21"/>
      <text:p text:style-name="P23"><text:span text:style-name="T12"/></text:p>
      <text:p text:style-name="P30"><text:span text:style-name="T12">Planning ahead</text:span>: <text:s/>We will soon reach the midpoint of the semester. <text:s/>We need to choose a date for quiz on concepts. <text:s/>Theses quizzes are a sequence of question on any assembly related subject. <text:s/>These have a strict time limit based on a reasonable estimate of time needed to complete the test. <text:s/>Two or three hours is the common time period.</text:p>
      <text:p text:style-name="P23"/>
      <text:p text:style-name="P23">Questions may have short one- word answers or long calculations.</text:p>
      <text:p text:style-name="P23"/>
      <text:p text:style-name="P28">The test is open notes and open internet. <text:s/></text:p>
      <text:p text:style-name="P28"/>
      <text:p text:style-name="P28">Don’t study for the test in the sense of memorizing facts. <text:s/>You should organize your notes to make access to information easy. <text:s/>You should practice mathematical techniques such as converting an integer from decimal to binary or converting a decimal float number to IEEE754 or using GDB to show the top three quad word on the stack..</text:p>
      <text:p text:style-name="P28"/>
      <text:p text:style-name="P28">We can say that you prepare by organizing and practicing.</text:p>
      <text:p text:style-name="P23"/>
      <text:p text:style-name="P23">It seems that the best time is the class meeting before spring vacation. <text:s/>Spring vacation begins March 27. <text:s/><text:span text:style-name="T13">Set your appointment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1-31T12:04:31.597799585</meta:creation-date>
    <dc:date>2021-03-08T08:01:41.388690165</dc:date>
    <meta:editing-duration>PT56M5S</meta:editing-duration>
    <meta:editing-cycles>11</meta:editing-cycles>
    <meta:generator>LibreOffice/6.4.6.2$Linux_X86_64 LibreOffice_project/40$Build-2</meta:generator>
    <meta:document-statistic meta:table-count="0" meta:image-count="0" meta:object-count="0" meta:page-count="4" meta:paragraph-count="55" meta:word-count="667" meta:character-count="3825" meta:non-whitespace-character-count="3163"/>
  </office:meta>
</office:document-meta>
</file>